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116d2"/>
    </style:style>
    <style:style style:name="P2" style:family="paragraph" style:parent-style-name="Standard">
      <style:paragraph-properties fo:margin-left="0.25in" fo:margin-right="0in" fo:text-indent="0in" style:auto-text-indent="false"/>
      <style:text-properties style:font-name="Arial" fo:font-size="12pt" officeooo:paragraph-rsid="000116d2" style:font-size-asian="12pt" style:font-name-complex="Arial1" style:font-size-complex="12pt"/>
    </style:style>
    <style:style style:name="P3" style:family="paragraph" style:parent-style-name="Standard">
      <style:paragraph-properties fo:margin-left="0.25in" fo:margin-right="0in" fo:text-indent="0in" style:auto-text-indent="false"/>
      <style:text-properties officeooo:paragraph-rsid="000116d2"/>
    </style:style>
    <style:style style:name="P4" style:family="paragraph" style:parent-style-name="Standard">
      <loext:graphic-properties draw:fill="solid" draw:fill-color="#f4f4f4"/>
      <style:paragraph-properties fo:margin-left="0.25in" fo:margin-right="0in" fo:margin-top="0in" fo:margin-bottom="0in" loext:contextual-spacing="false" style:line-height-at-least="0.189in" fo:text-align="justify" style:justify-single-word="false" fo:text-indent="0in" style:auto-text-indent="false" fo:background-color="#f4f4f4" style:vertical-align="top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116d2"/>
    </style:style>
    <style:style style:name="P5" style:family="paragraph" style:parent-style-name="Standard">
      <style:paragraph-properties fo:margin-top="0in" fo:margin-bottom="0in" loext:contextual-spacing="false" fo:line-height="100%">
        <style:tab-stops>
          <style:tab-stop style:position="4.1701in"/>
        </style:tab-stops>
      </style:paragraph-properties>
      <style:text-properties officeooo:paragraph-rsid="000116d2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00116d2"/>
    </style:style>
    <style:style style:name="P7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Arial" fo:font-size="12pt" officeooo:paragraph-rsid="000116d2" style:font-name-asian="Times New Roman1" style:font-size-asian="12pt" style:font-name-complex="Arial1" style:font-size-complex="12pt"/>
    </style:style>
    <style:style style:name="P8" style:family="paragraph" style:parent-style-name="Standard">
      <loext:graphic-properties draw:fill="solid" draw:fill-color="#f4f4f4"/>
      <style:paragraph-properties fo:margin-left="0.689in" fo:margin-right="0in" fo:margin-top="0in" fo:margin-bottom="0in" loext:contextual-spacing="false" style:line-height-at-least="0.189in" fo:text-align="justify" style:justify-single-word="false" fo:text-indent="0in" style:auto-text-indent="false" fo:background-color="#f4f4f4" style:vertical-align="top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116d2"/>
    </style:style>
    <style:style style:name="P9" style:family="paragraph" style:parent-style-name="Standard">
      <loext:graphic-properties draw:fill="solid" draw:fill-color="#f4f4f4"/>
      <style:paragraph-properties fo:margin-left="0.689in" fo:margin-right="0in" style:line-height-at-least="0.189in" fo:text-align="justify" style:justify-single-word="false" fo:text-indent="0in" style:auto-text-indent="false" fo:background-color="#f4f4f4" style:vertical-align="top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116d2"/>
    </style:style>
    <style:style style:name="P10" style:family="paragraph" style:parent-style-name="Standard">
      <loext:graphic-properties draw:fill="solid" draw:fill-color="#f4f4f4"/>
      <style:paragraph-properties fo:margin-left="0.439in" fo:margin-right="0in" fo:margin-top="0in" fo:margin-bottom="0in" loext:contextual-spacing="false" style:line-height-at-least="0.189in" fo:text-align="justify" style:justify-single-word="false" fo:text-indent="0in" style:auto-text-indent="false" fo:background-color="#f4f4f4" style:vertical-align="top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116d2"/>
    </style:style>
    <style:style style:name="P11" style:family="paragraph" style:parent-style-name="Standard">
      <loext:graphic-properties draw:fill="solid" draw:fill-color="#fdfdfd"/>
      <style:paragraph-properties fo:margin-top="0in" fo:margin-bottom="0.0945in" loext:contextual-spacing="false" style:line-height-at-least="0.25in" fo:text-align="justify" style:justify-single-word="false" fo:background-color="#fdfdfd"/>
      <style:text-properties officeooo:paragraph-rsid="000116d2"/>
    </style:style>
    <style:style style:name="P12" style:family="paragraph" style:parent-style-name="Standard">
      <loext:graphic-properties draw:fill="solid" draw:fill-color="#fdfdfd"/>
      <style:paragraph-properties fo:margin-top="0in" fo:margin-bottom="0.0945in" loext:contextual-spacing="false" style:line-height-at-least="0.25in" fo:text-align="justify" style:justify-single-word="false" fo:background-color="#fdfdfd"/>
      <style:text-properties style:font-name="Arial" fo:font-size="12pt" officeooo:paragraph-rsid="000116d2" style:font-name-asian="Times New Roman1" style:font-size-asian="12pt" style:font-name-complex="Arial1" style:font-size-complex="12pt"/>
    </style:style>
    <style:style style:name="P13" style:family="paragraph" style:parent-style-name="Standard">
      <loext:graphic-properties draw:fill="solid" draw:fill-color="#fdfdfd"/>
      <style:paragraph-properties fo:margin-top="0in" fo:margin-bottom="0.0945in" loext:contextual-spacing="false" style:line-height-at-least="0.25in" fo:text-align="justify" style:justify-single-word="false" fo:background-color="#fdfdfd"/>
      <style:text-properties style:font-name="Arial" fo:font-size="12pt" officeooo:paragraph-rsid="000116d2" style:font-size-asian="12pt" style:font-name-complex="Arial1" style:font-size-complex="12pt"/>
    </style:style>
    <style:style style:name="P14" style:family="paragraph" style:parent-style-name="Standard" style:list-style-name="WWNum3">
      <loext:graphic-properties draw:fill="solid" draw:fill-color="#ffffff"/>
      <style:paragraph-properties fo:margin-left="0in" fo:margin-right="0in" fo:margin-top="0.0945in" fo:margin-bottom="0in" loext:contextual-spacing="false" fo:line-height="100%" fo:text-indent="-0.25in" style:auto-text-indent="false" fo:background-color="#ffffff"/>
      <style:text-properties officeooo:paragraph-rsid="000116d2"/>
    </style:style>
    <style:style style:name="P15" style:family="paragraph" style:parent-style-name="Normal_20__28_Web_29_">
      <loext:graphic-properties draw:fill="solid" draw:fill-color="#fdfdfd"/>
      <style:paragraph-properties fo:margin-top="0.1945in" fo:margin-bottom="0.1945in" loext:contextual-spacing="false" style:line-height-at-least="0.25in" fo:text-align="justify" style:justify-single-word="false" fo:background-color="#fdfdfd"/>
      <style:text-properties officeooo:paragraph-rsid="000116d2"/>
    </style:style>
    <style:style style:name="P16" style:family="paragraph" style:parent-style-name="List_20_Paragraph">
      <style:text-properties style:font-name="Arial" fo:font-size="12pt" officeooo:paragraph-rsid="000116d2" style:font-name-asian="Times New Roman1" style:font-size-asian="12pt" style:font-name-complex="Arial1" style:font-size-complex="12pt"/>
    </style:style>
    <style:style style:name="P17" style:family="paragraph" style:parent-style-name="List_20_Paragraph">
      <style:text-properties style:font-name="Arial" fo:font-size="12pt" officeooo:paragraph-rsid="000116d2" style:font-size-asian="12pt" style:font-name-complex="Arial1" style:font-size-complex="12pt"/>
    </style:style>
    <style:style style:name="P18" style:family="paragraph" style:parent-style-name="List_20_Paragraph" style:list-style-name="WWNum2">
      <style:text-properties officeooo:paragraph-rsid="000116d2"/>
    </style:style>
    <style:style style:name="P19" style:family="paragraph" style:parent-style-name="List_20_Paragraph">
      <style:text-properties officeooo:paragraph-rsid="000116d2"/>
    </style:style>
    <style:style style:name="P20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0116d2"/>
    </style:style>
    <style:style style:name="T1" style:family="text">
      <style:text-properties style:font-name="Arial" fo:font-size="12pt" style:font-name-asian="Times New Roman1" style:font-size-asian="12pt" style:font-name-complex="Arial1" style:font-size-complex="12pt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fo:background-color="#fdfdfd" loext:char-shading-value="0" style:font-size-asian="12pt" style:font-name-complex="Arial1" style:font-size-complex="12pt"/>
    </style:style>
    <style:style style:name="T4" style:family="text">
      <style:text-properties style:font-name="Arial" fo:font-size="12pt" fo:font-weight="bold" style:font-name-asian="Times New Roman1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style:font-name-complex="Arial1"/>
    </style:style>
    <style:style style:name="T6" style:family="text">
      <style:text-properties fo:color="#000000" style:font-name="Arial" fo:font-size="12pt" style:font-size-asian="12pt" style:font-name-complex="Arial1" style:font-size-complex="12pt"/>
    </style:style>
    <style:style style:name="T7" style:family="text">
      <style:text-properties fo:color="#000000" style:font-name="Arial" fo:font-size="12pt" style:font-name-asian="Times New Roman1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0"><text:span text:style-name="T1">1. class Main</text:span></text:p>
      <text:p text:style-name="P6"><text:span text:style-name="T1"><text:s text:c="6"/>{</text:span></text:p>
      <text:p text:style-name="P6"><text:span text:style-name="T1">    <text:s text:c="6"/> public static void main(String args[])</text:span></text:p>
      <text:p text:style-name="P6"><text:span text:style-name="T1">  <text:s/>   <text:s text:c="2"/> {</text:span></text:p>
      <text:p text:style-name="P6"><text:span text:style-name="T1">         String s1 = new String("ravindrababuravula");</text:span></text:p>
      <text:p text:style-name="P6"><text:span text:style-name="T1">         String s2 = new String("ravindrababuravula");</text:span></text:p>
      <text:p text:style-name="P6"><text:span text:style-name="T1">        <text:s/> if (s1 == s2) </text:span></text:p>
      <text:p text:style-name="P6"><text:span text:style-name="T1">            System.out.println("Equal");</text:span></text:p>
      <text:p text:style-name="P6"><text:span text:style-name="T1">         <text:s/>Else</text:span></text:p>
      <text:p text:style-name="P6"><text:span text:style-name="T1">             System.out.println("Not equal");</text:span></text:p>
      <text:p text:style-name="P6"><text:span text:style-name="T1">     <text:s text:c="3"/>}</text:span></text:p>
      <text:p text:style-name="P19"><text:span text:style-name="T1">}</text:span></text:p>
      <text:p text:style-name="P16"/>
      <text:p text:style-name="P1"><text:span text:style-name="T1">2.</text:span><text:span text:style-name="T2"> </text:span><text:span text:style-name="T1">class Person </text:span></text:p>
      <text:p text:style-name="P6"><text:span text:style-name="T1">{ </text:span></text:p>
      <text:p text:style-name="P6"><text:span text:style-name="T1">    private void who()</text:span></text:p>
      <text:p text:style-name="P6"><text:span text:style-name="T1">    {</text:span></text:p>
      <text:p text:style-name="P6"><text:span text:style-name="T1">        System.out.println("Inside private method Person(who)");</text:span></text:p>
      <text:p text:style-name="P5"><text:span text:style-name="T1">    }<text:tab/></text:span></text:p>
      <text:p text:style-name="P6"><text:span text:style-name="T1">  </text:span></text:p>
      <text:p text:style-name="P6"><text:span text:style-name="T1">    public static void whoAmI()</text:span></text:p>
      <text:p text:style-name="P6"><text:span text:style-name="T1">    {</text:span></text:p>
      <text:p text:style-name="P6"><text:span text:style-name="T1">        System.out.println("Inside static method, Person(whoAmI)");</text:span></text:p>
      <text:p text:style-name="P6"><text:span text:style-name="T1">    }</text:span></text:p>
      <text:p text:style-name="P6"><text:span text:style-name="T1">  </text:span></text:p>
      <text:p text:style-name="P6"><text:span text:style-name="T1">    public void whoAreYou()</text:span></text:p>
      <text:p text:style-name="P6"><text:span text:style-name="T1">    {</text:span></text:p>
      <text:p text:style-name="P6"><text:span text:style-name="T1">        who();</text:span></text:p>
      <text:p text:style-name="P6"><text:span text:style-name="T1">        System.out.println("Inside virtual method, Person(whoAreYou)");</text:span></text:p>
      <text:p text:style-name="P6"><text:span text:style-name="T1">    }</text:span></text:p>
      <text:p text:style-name="P6"><text:span text:style-name="T1">}</text:span></text:p>
      <text:p text:style-name="P6"><text:span text:style-name="T1"> </text:span></text:p>
      <text:p text:style-name="P6"><text:span text:style-name="T1">class Kid extends Person</text:span></text:p>
      <text:p text:style-name="P6"><text:span text:style-name="T1">{ </text:span></text:p>
      <text:p text:style-name="P6"><text:span text:style-name="T1">    private void who()</text:span></text:p>
      <text:p text:style-name="P6"><text:span text:style-name="T1">    {</text:span></text:p>
      <text:p text:style-name="P6"><text:span text:style-name="T1">        System.out.println("Kid(who)");</text:span></text:p>
      <text:p text:style-name="P6"><text:span text:style-name="T1">    }</text:span></text:p>
      <text:p text:style-name="P6"><text:span text:style-name="T1">  </text:span></text:p>
      <text:p text:style-name="P6"><text:span text:style-name="T1">    public static void whoAmI()</text:span></text:p>
      <text:p text:style-name="P6"><text:span text:style-name="T1">    {</text:span></text:p>
      <text:p text:style-name="P6"><text:span text:style-name="T1">        System.out.println("Kid(whoAmI)");</text:span></text:p>
      <text:p text:style-name="P6"><text:span text:style-name="T1">    }</text:span></text:p>
      <text:p text:style-name="P6"><text:span text:style-name="T1">  </text:span></text:p>
      <text:p text:style-name="P6"><text:span text:style-name="T1">    public void whoAreYou()</text:span></text:p>
      <text:p text:style-name="P6"><text:span text:style-name="T1">    {</text:span></text:p>
      <text:p text:style-name="P6"><text:span text:style-name="T1">        who();</text:span></text:p>
      <text:p text:style-name="P6"><text:soft-page-break/><text:span text:style-name="T1">        System.out.println("Kid(whoAreYou)");</text:span></text:p>
      <text:p text:style-name="P6"><text:span text:style-name="T1">    }</text:span></text:p>
      <text:p text:style-name="P6"><text:span text:style-name="T1">}</text:span></text:p>
      <text:p text:style-name="P6"><text:span text:style-name="T1">public class Main</text:span></text:p>
      <text:p text:style-name="P6"><text:span text:style-name="T1">{</text:span></text:p>
      <text:p text:style-name="P6"><text:span text:style-name="T1">    public static void main(String args[]) </text:span></text:p>
      <text:p text:style-name="P6"><text:span text:style-name="T1">    {</text:span></text:p>
      <text:p text:style-name="P6"><text:span text:style-name="T1">        Person p = new Kid();  </text:span></text:p>
      <text:p text:style-name="P6"><text:span text:style-name="T1">        p.whoAmI(); </text:span></text:p>
      <text:p text:style-name="P6"><text:span text:style-name="T1">        p.whoAreYou(); </text:span></text:p>
      <text:p text:style-name="P6"><text:span text:style-name="T1">    }</text:span></text:p>
      <text:p text:style-name="P6"><text:span text:style-name="T1">}</text:span></text:p>
      <text:p text:style-name="P17"/>
      <text:p text:style-name="P1"><text:span text:style-name="T3">3. Which of these keyword must be used to inherit a class?</text:span><text:span text:style-name="T2"><text:line-break/></text:span><text:span text:style-name="T3">a) super</text:span><text:span text:style-name="T2"><text:line-break/></text:span><text:span text:style-name="T3">b) this</text:span><text:span text:style-name="T2"><text:line-break/></text:span><text:span text:style-name="T3">c) extent</text:span><text:span text:style-name="T2"><text:line-break/></text:span><text:span text:style-name="T3">d) extends</text:span></text:p>
      <text:p text:style-name="P15"><text:span text:style-name="T5">4. What is the output of this program?</text:span></text:p>
      <text:p text:style-name="P4"><text:span text:style-name="T1"><text:s text:c="4"/></text:span><text:span text:style-name="T4">class</text:span><text:span text:style-name="T1"> A {</text:span></text:p>
      <text:p text:style-name="P8"><text:span text:style-name="T1"><text:s text:c="8"/></text:span><text:span text:style-name="T4">public</text:span><text:span text:style-name="T1"> </text:span><text:span text:style-name="T4">int</text:span><text:span text:style-name="T1"> i;</text:span></text:p>
      <text:p text:style-name="P8"><text:span text:style-name="T1"><text:s text:c="8"/></text:span><text:span text:style-name="T4">protected</text:span><text:span text:style-name="T1"> </text:span><text:span text:style-name="T4">int</text:span><text:span text:style-name="T1"> j;</text:span></text:p>
      <text:p text:style-name="P8"><text:span text:style-name="T1"><text:s text:c="4"/>} <text:s text:c="3"/></text:span></text:p>
      <text:p text:style-name="P8"><text:span text:style-name="T1"><text:s text:c="2"/></text:span><text:span text:style-name="T4">class</text:span><text:span text:style-name="T1"> B </text:span><text:span text:style-name="T4">extends</text:span><text:span text:style-name="T1"> A {</text:span></text:p>
      <text:p text:style-name="P8"><text:span text:style-name="T1"><text:s text:c="8"/></text:span><text:span text:style-name="T4">int</text:span><text:span text:style-name="T1"> j;</text:span></text:p>
      <text:p text:style-name="P8"><text:span text:style-name="T1"><text:s text:c="7"/></text:span><text:span text:style-name="T4">void</text:span><text:span text:style-name="T1"> display() {</text:span></text:p>
      <text:p text:style-name="P8"><text:span text:style-name="T4"><text:s text:c="8"/>super</text:span><text:span text:style-name="T1">.j = 3;</text:span></text:p>
      <text:p text:style-name="P8"><text:span text:style-name="T1"><text:s text:c="11"/>System.out.println(i + " " + j);</text:span></text:p>
      <text:p text:style-name="P8"><text:span text:style-name="T1"><text:s text:c="7"/>}</text:span></text:p>
      <text:p text:style-name="P8"><text:span text:style-name="T1"><text:s text:c="3"/>} <text:s text:c="3"/></text:span></text:p>
      <text:p text:style-name="P8"><text:span text:style-name="T1"><text:s text:c="3"/></text:span><text:span text:style-name="T4">class</text:span><text:span text:style-name="T1"> Output {</text:span></text:p>
      <text:p text:style-name="P8"><text:span text:style-name="T1"><text:s text:c="7"/></text:span><text:span text:style-name="T4">public</text:span><text:span text:style-name="T1"> </text:span><text:span text:style-name="T4">static</text:span><text:span text:style-name="T1"> </text:span><text:span text:style-name="T4">void</text:span><text:span text:style-name="T1"> main(String args[])</text:span></text:p>
      <text:p text:style-name="P8"><text:span text:style-name="T1"><text:s text:c="7"/>{</text:span></text:p>
      <text:p text:style-name="P8"><text:span text:style-name="T1"><text:s text:c="11"/>B obj = </text:span><text:span text:style-name="T4">new</text:span><text:span text:style-name="T1"> B();</text:span></text:p>
      <text:p text:style-name="P8"><text:span text:style-name="T1"><text:s text:c="11"/>obj.i=1;</text:span></text:p>
      <text:p text:style-name="P8"><text:span text:style-name="T1"><text:s text:c="12"/>obj.j=2; <text:s text:c="2"/></text:span></text:p>
      <text:p text:style-name="P8"><text:span text:style-name="T1"><text:s text:c="12"/>obj.display(); <text:s text:c="4"/></text:span></text:p>
      <text:p text:style-name="P10"><text:span text:style-name="T1"><text:s text:c="8"/>}</text:span></text:p>
      <text:p text:style-name="P9"><text:span text:style-name="T1"><text:s text:c="2"/>}</text:span></text:p>
      <text:p text:style-name="P11"><text:span text:style-name="T1">a)1 2</text:span></text:p>
      <text:p text:style-name="P11"><text:span text:style-name="T1">b)2 1</text:span></text:p>
      <text:p text:style-name="P11"><text:span text:style-name="T1">c)1 3</text:span></text:p>
      <text:p text:style-name="P11"><text:span text:style-name="T1">d) 3 1</text:span></text:p>
      <text:p text:style-name="P12"><text:soft-page-break/></text:p>
      <text:p text:style-name="P12"/>
      <text:p text:style-name="P11"><text:span text:style-name="T2">5.Which is true? (Choose all that apply.) </text:span></text:p>
      <text:p text:style-name="P11"><text:span text:style-name="T2">A. "X extends Y" is correct if and only if X is a class and Y is an interface</text:span></text:p>
      <text:p text:style-name="P11"><text:span text:style-name="T2"><text:s/>B. "X extends Y" is correct if and only if X is an interface and Y is a class </text:span></text:p>
      <text:p text:style-name="P11"><text:span text:style-name="T2">C. "X extends Y" is correct if X and Y are either both classes or both interfaces </text:span></text:p>
      <text:p text:style-name="P11"><text:span text:style-name="T2">D. "X extends Y" is correct for all combinations of X and Y being classes and/or interfaces</text:span></text:p>
      <text:p text:style-name="P13"/>
      <text:p text:style-name="P11"><text:span text:style-name="T2">6. Given: </text:span></text:p>
      <text:p text:style-name="P11"><text:span text:style-name="T2">enum Animals {</text:span></text:p>
      <text:p text:style-name="P11"><text:span text:style-name="T2"><text:s text:c="6"/>DOG("woof"), CAT("meow"), FISH("burble");</text:span></text:p>
      <text:p text:style-name="P11"><text:span text:style-name="T2"><text:s text:c="5"/>String sound; 4. Animals(String s) { sound = s; }</text:span></text:p>
      <text:p text:style-name="P11"><text:span text:style-name="T2"><text:s text:c="2"/>}</text:span></text:p>
      <text:p text:style-name="P11"><text:span text:style-name="T2"><text:s/>class TestEnum <text:s/>{</text:span></text:p>
      <text:p text:style-name="P11"><text:span text:style-name="T2"><text:s text:c="4"/>static Animals a; </text:span></text:p>
      <text:p text:style-name="P11"><text:span text:style-name="T2"><text:s text:c="4"/>public static void main(String [] args) { </text:span></text:p>
      <text:p text:style-name="P11"><text:span text:style-name="T2"><text:s text:c="7"/>System.out.println(a.DOG.sound + " " + a.FISH.sound);</text:span></text:p>
      <text:p text:style-name="P11"><text:span text:style-name="T2"><text:s text:c="7"/>} </text:span></text:p>
      <text:p text:style-name="P11"><text:span text:style-name="T2">} </text:span></text:p>
      <text:p text:style-name="P11"><text:span text:style-name="T2">What is the result? </text:span></text:p>
      <text:p text:style-name="P11"><text:span text:style-name="T2">A. woof burble </text:span></text:p>
      <text:p text:style-name="P11"><text:span text:style-name="T2">B. Multiple compilation errors</text:span></text:p>
      <text:p text:style-name="P11"><text:span text:style-name="T2"><text:s/>C. Compilation fails due to an error on line 2</text:span></text:p>
      <text:p text:style-name="P11"><text:span text:style-name="T2"><text:s/>D. Compilation fails due to an error on line 3 </text:span></text:p>
      <text:p text:style-name="P11"><text:span text:style-name="T2">E. Compilation fails due to an error on line 4 </text:span></text:p>
      <text:p text:style-name="P11"><text:span text:style-name="T2">F. Compilation fails due to an error on line 9</text:span></text:p>
      <text:p text:style-name="P13"/>
      <text:p text:style-name="P12"><text:soft-page-break/></text:p>
      <text:p text:style-name="P3"><text:span text:style-name="T2">7.</text:span></text:p>
      <text:p text:style-name="P3"><text:span text:style-name="T2"><text:s/>class Main</text:span></text:p>
      <text:p text:style-name="P3"><text:span text:style-name="T2">{</text:span></text:p>
      <text:p text:style-name="P3"><text:span text:style-name="T2"><text:tab/>public static void main(String args[])</text:span></text:p>
      <text:p text:style-name="P3"><text:span text:style-name="T2"><text:tab/>{</text:span></text:p>
      <text:p text:style-name="P3"><text:span text:style-name="T2"><text:tab/><text:tab/>try</text:span></text:p>
      <text:p text:style-name="P3"><text:span text:style-name="T2"><text:tab/><text:tab/>{</text:span></text:p>
      <text:p text:style-name="P3"><text:span text:style-name="T2"><text:tab/><text:tab/><text:tab/>System.out.println("First statement of try block");</text:span></text:p>
      <text:p text:style-name="P3"><text:span text:style-name="T2"><text:tab/><text:tab/><text:tab/>int num=40/3;</text:span></text:p>
      <text:p text:style-name="P3"><text:span text:style-name="T2"><text:tab/><text:tab/><text:tab/>System.out.println(num);</text:span></text:p>
      <text:p text:style-name="P3"><text:span text:style-name="T2"><text:tab/><text:tab/>}</text:span></text:p>
      <text:p text:style-name="P3"><text:span text:style-name="T2"><text:tab/><text:tab/>catch(Exception e)</text:span></text:p>
      <text:p text:style-name="P3"><text:span text:style-name="T2"><text:tab/><text:tab/>{</text:span></text:p>
      <text:p text:style-name="P3"><text:span text:style-name="T2"><text:tab/><text:tab/><text:tab/>System.out.println("Main caught Exception");</text:span></text:p>
      <text:p text:style-name="P3"><text:span text:style-name="T2"><text:tab/><text:tab/>}</text:span></text:p>
      <text:p text:style-name="P3"><text:span text:style-name="T2"><text:tab/><text:tab/>finally</text:span></text:p>
      <text:p text:style-name="P3"><text:span text:style-name="T2"><text:tab/><text:tab/>{</text:span></text:p>
      <text:p text:style-name="P3"><text:span text:style-name="T2"><text:tab/><text:tab/><text:tab/>System.out.println("finally block");</text:span></text:p>
      <text:p text:style-name="P3"><text:span text:style-name="T2"><text:tab/><text:tab/>}</text:span></text:p>
      <text:p text:style-name="P3"><text:span text:style-name="T2"><text:tab/><text:tab/>System.out.println("Main method");</text:span></text:p>
      <text:p text:style-name="P3"><text:span text:style-name="T2"><text:tab/>}</text:span></text:p>
      <text:p text:style-name="P3"><text:span text:style-name="T2">}</text:span></text:p>
      <text:p text:style-name="P3"><text:span text:style-name="T2">8. What is the output of this program?</text:span></text:p>
      <text:p text:style-name="P2"/>
      <text:p text:style-name="P3"><text:span text:style-name="T2"><text:s text:c="4"/>class Main{</text:span></text:p>
      <text:p text:style-name="P3"><text:span text:style-name="T2"><text:s text:c="8"/>public static void main(String args[])</text:span></text:p>
      <text:p text:style-name="P3"><text:span text:style-name="T2"><text:s text:c="8"/>{ </text:span></text:p>
      <text:p text:style-name="P3"><text:span text:style-name="T2"><text:s text:c="11"/>String s1 = "Hello";</text:span></text:p>
      <text:p text:style-name="P3"><text:span text:style-name="T2"><text:s text:c="11"/>String s2 = new String(s1);</text:span></text:p>
      <text:p text:style-name="P3"><text:span text:style-name="T2"><text:s text:c="11"/>String s3 = "HELLO";</text:span></text:p>
      <text:p text:style-name="P3"><text:span text:style-name="T2"><text:s text:c="11"/>System.out.println(s1.equals(s2) + " " + s2.equals(s3));</text:span></text:p>
      <text:p text:style-name="P3"><text:span text:style-name="T2"><text:s text:c="8"/>}</text:span></text:p>
      <text:p text:style-name="P3"><text:span text:style-name="T2"><text:s text:c="4"/>}</text:span></text:p>
      <text:p text:style-name="P3"><text:span text:style-name="T2">a) true true</text:span></text:p>
      <text:p text:style-name="P3"><text:span text:style-name="T2">b) false false</text:span></text:p>
      <text:p text:style-name="P3"><text:span text:style-name="T2">c) true false</text:span></text:p>
      <text:p text:style-name="P3"><text:span text:style-name="T2">d) false true</text:span></text:p>
      <text:p text:style-name="P2"/>
      <text:p text:style-name="P3"><text:span text:style-name="T2">9. What is the output of this program?</text:span></text:p>
      <text:p text:style-name="P2"/>
      <text:p text:style-name="P3"><text:span text:style-name="T2"><text:s text:c="4"/>class output {</text:span></text:p>
      <text:p text:style-name="P3"><text:span text:style-name="T2"><text:s text:c="8"/>public static void main(String args[])</text:span></text:p>
      <text:p text:style-name="P3"><text:span text:style-name="T2"><text:s text:c="8"/>{</text:span></text:p>
      <text:p text:style-name="P3"><text:span text:style-name="T2"><text:s text:c="13"/>String chars[] = {"a", "b", "c", "a", "c"};</text:span></text:p>
      <text:p text:style-name="P3"><text:span text:style-name="T2"><text:s text:c="13"/>for (int i = 0; i &lt; chars.length; ++i)</text:span></text:p>
      <text:p text:style-name="P3"><text:span text:style-name="T2"><text:s text:c="17"/>for (int j = i + 1; j &lt; chars.length; ++j)</text:span></text:p>
      <text:p text:style-name="P3"><text:span text:style-name="T2"><text:s text:c="21"/>if(chars[i].compareTo(chars[j]) == 0)</text:span></text:p>
      <text:p text:style-name="P3"><text:soft-page-break/><text:span text:style-name="T2"><text:s text:c="25"/>System.out.print(chars[j]); </text:span></text:p>
      <text:p text:style-name="P3"><text:span text:style-name="T2"><text:s text:c="8"/>}</text:span></text:p>
      <text:p text:style-name="P3"><text:span text:style-name="T2"><text:s text:c="3"/>}</text:span></text:p>
      <text:p text:style-name="P3"><text:span text:style-name="T2">a) ab</text:span></text:p>
      <text:p text:style-name="P3"><text:span text:style-name="T2">b) bc</text:span></text:p>
      <text:p text:style-name="P3"><text:span text:style-name="T2">c) ca</text:span></text:p>
      <text:p text:style-name="P3"><text:span text:style-name="T2">d) ac</text:span></text:p>
      <text:p text:style-name="P2"/>
      <text:p text:style-name="P3"><text:span text:style-name="T2">10. What is the output of this program?</text:span></text:p>
      <text:p text:style-name="P2"/>
      <text:p text:style-name="P3"><text:span text:style-name="T2"><text:s text:c="4"/>class output {</text:span></text:p>
      <text:p text:style-name="P3"><text:span text:style-name="T2"><text:s text:c="8"/>public static void main(String args[])</text:span></text:p>
      <text:p text:style-name="P3"><text:span text:style-name="T2"><text:s text:c="8"/>{ </text:span></text:p>
      <text:p text:style-name="P3"><text:span text:style-name="T2"><text:s text:c="11"/>String s1 = "Hello i love java";</text:span></text:p>
      <text:p text:style-name="P3"><text:span text:style-name="T2"><text:s text:c="11"/>String s2 = new String(s1);</text:span></text:p>
      <text:p text:style-name="P3"><text:span text:style-name="T2"><text:s text:c="11"/>System.out.println((s1 == s2) + " " + s1.equals(s2));</text:span></text:p>
      <text:p text:style-name="P3"><text:span text:style-name="T2"><text:s text:c="8"/>}</text:span></text:p>
      <text:p text:style-name="P3"><text:span text:style-name="T2"><text:s text:c="4"/>}</text:span></text:p>
      <text:p text:style-name="P3"><text:span text:style-name="T2">a) true true</text:span></text:p>
      <text:p text:style-name="P3"><text:span text:style-name="T2">b) false false</text:span></text:p>
      <text:p text:style-name="P3"><text:span text:style-name="T2">c) true false</text:span></text:p>
      <text:p text:style-name="P3"><text:span text:style-name="T2">d) false true</text:span></text:p>
      <text:p text:style-name="P3"><text:span text:style-name="T2">11. What is the output of this program?</text:span></text:p>
      <text:p text:style-name="P2"/>
      <text:p text:style-name="P3"><text:span text:style-name="T2"><text:s text:c="4"/>class A {</text:span></text:p>
      <text:p text:style-name="P3"><text:span text:style-name="T2"><text:s text:c="8"/>int i;</text:span></text:p>
      <text:p text:style-name="P3"><text:span text:style-name="T2"><text:s text:c="8"/>public void display() {</text:span></text:p>
      <text:p text:style-name="P3"><text:span text:style-name="T2"><text:s text:c="12"/>System.out.println(i);</text:span></text:p>
      <text:p text:style-name="P3"><text:span text:style-name="T2"><text:s text:c="8"/>} <text:s text:c="3"/></text:span></text:p>
      <text:p text:style-name="P3"><text:span text:style-name="T2"><text:s text:c="4"/>} <text:s text:c="3"/></text:span></text:p>
      <text:p text:style-name="P3"><text:span text:style-name="T2"><text:s text:c="4"/>class B extends A {</text:span></text:p>
      <text:p text:style-name="P3"><text:span text:style-name="T2"><text:s text:c="8"/>int j;</text:span></text:p>
      <text:p text:style-name="P3"><text:span text:style-name="T2"><text:s text:c="8"/>public void display() {</text:span></text:p>
      <text:p text:style-name="P3"><text:span text:style-name="T2"><text:s text:c="12"/>System.out.println(j);</text:span></text:p>
      <text:p text:style-name="P3"><text:span text:style-name="T2"><text:s text:c="8"/>} </text:span></text:p>
      <text:p text:style-name="P3"><text:span text:style-name="T2"><text:s text:c="4"/>} <text:s text:c="3"/></text:span></text:p>
      <text:p text:style-name="P3"><text:span text:style-name="T2"><text:s text:c="4"/>class Main {</text:span></text:p>
      <text:p text:style-name="P3"><text:span text:style-name="T2"><text:s text:c="8"/>public static void main(String args[])</text:span></text:p>
      <text:p text:style-name="P3"><text:span text:style-name="T2"><text:s text:c="8"/>{</text:span></text:p>
      <text:p text:style-name="P3"><text:span text:style-name="T2"><text:s text:c="12"/>B obj2 = new B();</text:span></text:p>
      <text:p text:style-name="P3"><text:span text:style-name="T2"><text:s text:c="12"/>obj2.i = 1;</text:span></text:p>
      <text:p text:style-name="P3"><text:span text:style-name="T2"><text:s text:c="12"/>obj2.j = 2;</text:span></text:p>
      <text:p text:style-name="P3"><text:span text:style-name="T2"><text:s text:c="12"/>A r;</text:span></text:p>
      <text:p text:style-name="P3"><text:span text:style-name="T2"><text:s text:c="12"/>r = obj2;</text:span></text:p>
      <text:p text:style-name="P3"><text:span text:style-name="T2"><text:s text:c="12"/>r.display(); <text:s text:c="4"/></text:span></text:p>
      <text:p text:style-name="P3"><text:span text:style-name="T2"><text:s text:c="8"/>}</text:span></text:p>
      <text:p text:style-name="P3"><text:span text:style-name="T2"><text:s text:c="3"/>}</text:span></text:p>
      <text:p text:style-name="P3"><text:span text:style-name="T2">a) 1</text:span></text:p>
      <text:p text:style-name="P3"><text:span text:style-name="T2">b) 2</text:span></text:p>
      <text:p text:style-name="P3"><text:soft-page-break/><text:span text:style-name="T2">c) 3</text:span></text:p>
      <text:p text:style-name="P3"><text:span text:style-name="T2">d) 4</text:span></text:p>
      <text:p text:style-name="P2"/>
      <text:p text:style-name="P3"><text:span text:style-name="T2">12. 1. Given: public abstract interface Frobnicate { public void twiddle(String s); } </text:span></text:p>
      <text:p text:style-name="P3"><text:span text:style-name="T2">Which is a correct class? (Choose all that apply.) </text:span></text:p>
      <text:list xml:id="list1819673248" text:style-name="WWNum2">
        <text:list-item>
          <text:p text:style-name="P18"><text:span text:style-name="T2">public abstract class Frob implements Frobnicate { </text:span></text:p>
        </text:list-item>
      </text:list>
      <text:p text:style-name="P19"><text:span text:style-name="T2">public abstract void twiddle(String s) { }</text:span></text:p>
      <text:p text:style-name="P19"><text:span text:style-name="T2"><text:s/>} </text:span></text:p>
      <text:p text:style-name="P3"><text:span text:style-name="T2">B. public abstract class Frob implements Frobnicate { } </text:span></text:p>
      <text:p text:style-name="P3"><text:span text:style-name="T2">C. public class Frob extends Frobnicate { </text:span></text:p>
      <text:p text:style-name="P3"><text:span text:style-name="T2">public void twiddle(Integer i) { } </text:span></text:p>
      <text:p text:style-name="P3"><text:span text:style-name="T2">} </text:span></text:p>
      <text:p text:style-name="P3"><text:span text:style-name="T2">D. public class Frob implements Frobnicate { </text:span></text:p>
      <text:p text:style-name="P3"><text:span text:style-name="T2">public void twiddle(Integer i) { }</text:span></text:p>
      <text:p text:style-name="P3"><text:span text:style-name="T2"><text:s/>}</text:span></text:p>
      <text:p text:style-name="P3"><text:span text:style-name="T2"><text:s/>E. public class Frob implements Frobnicate { </text:span></text:p>
      <text:p text:style-name="P3"><text:span text:style-name="T2">public void twiddle(String i) { }</text:span></text:p>
      <text:p text:style-name="P3"><text:span text:style-name="T2"><text:s/>public void twiddle(Integer s) { } </text:span></text:p>
      <text:p text:style-name="P3"><text:span text:style-name="T2">}</text:span></text:p>
      <text:p text:style-name="P2"/>
      <text:p text:style-name="P3"><text:span text:style-name="T2">13. what is the output?</text:span></text:p>
      <text:p text:style-name="P3"><text:span text:style-name="T2">class Base {</text:span></text:p>
      <text:p text:style-name="P3"><text:span text:style-name="T2"><text:tab/>public void Print() {</text:span></text:p>
      <text:p text:style-name="P3"><text:span text:style-name="T2"><text:tab/><text:tab/>System.out.println("Base");</text:span></text:p>
      <text:p text:style-name="P3"><text:span text:style-name="T2"><text:tab/>}<text:tab/><text:tab/> </text:span></text:p>
      <text:p text:style-name="P3"><text:span text:style-name="T2">}</text:span></text:p>
      <text:p text:style-name="P2"/>
      <text:p text:style-name="P3"><text:span text:style-name="T2">class Derived extends Base { </text:span></text:p>
      <text:p text:style-name="P3"><text:span text:style-name="T2"><text:tab/>public void Print() {</text:span></text:p>
      <text:p text:style-name="P3"><text:span text:style-name="T2"><text:tab/><text:tab/>System.out.println("Derived");</text:span></text:p>
      <text:p text:style-name="P3"><text:span text:style-name="T2"><text:tab/>}</text:span></text:p>
      <text:p text:style-name="P3"><text:span text:style-name="T2">}</text:span></text:p>
      <text:p text:style-name="P2"/>
      <text:p text:style-name="P3"><text:span text:style-name="T2">class Main{</text:span></text:p>
      <text:p text:style-name="P3"><text:span text:style-name="T2"><text:tab/>public static void DoPrint( Base o ) {</text:span></text:p>
      <text:p text:style-name="P3"><text:span text:style-name="T2"><text:tab/><text:tab/>o.Print(); </text:span></text:p>
      <text:p text:style-name="P3"><text:span text:style-name="T2"><text:tab/>}</text:span></text:p>
      <text:p text:style-name="P3"><text:span text:style-name="T2"><text:tab/>public static void main(String[] args) {</text:span></text:p>
      <text:p text:style-name="P3"><text:span text:style-name="T2"><text:tab/><text:tab/>Base x = new Base();</text:span></text:p>
      <text:p text:style-name="P3"><text:span text:style-name="T2"><text:tab/><text:tab/>Base y = new Derived();</text:span></text:p>
      <text:p text:style-name="P3"><text:span text:style-name="T2"><text:tab/><text:tab/>Derived z = new Derived();</text:span></text:p>
      <text:p text:style-name="P3"><text:span text:style-name="T2"><text:tab/><text:tab/>DoPrint(x);</text:span></text:p>
      <text:p text:style-name="P3"><text:span text:style-name="T2"><text:tab/><text:tab/>DoPrint(y);</text:span></text:p>
      <text:p text:style-name="P3"><text:span text:style-name="T2"><text:tab/><text:tab/>DoPrint(z);</text:span></text:p>
      <text:p text:style-name="P3"><text:span text:style-name="T2"><text:tab/>}</text:span></text:p>
      <text:p text:style-name="P3"><text:span text:style-name="T2">}</text:span></text:p>
      <text:p text:style-name="P3"><text:span text:style-name="T2">14. Which cannot directly cause a thread to stop executing?</text:span></text:p>
      <text:p text:style-name="P3"><text:span text:style-name="T2">A.<text:tab/>Calling the SetPriority() method on a Thread object.</text:span></text:p>
      <text:p text:style-name="P3"><text:soft-page-break/><text:span text:style-name="T2">B.<text:tab/>Calling the wait() method on an object.</text:span></text:p>
      <text:p text:style-name="P3"><text:span text:style-name="T2">C.<text:tab/>Calling notify() method on an object.</text:span></text:p>
      <text:p text:style-name="P3"><text:span text:style-name="T2">D.<text:tab/>Calling read() method on an InputStream object</text:span></text:p>
      <text:p text:style-name="P2"/>
      <text:p text:style-name="P3"><text:span text:style-name="T2">15.</text:span><text:span text:style-name="T6"> Which three are methods of the Object class?</text:span></text:p>
      <text:list xml:id="list1589698234" text:style-name="WWNum3">
        <text:list-item>
          <text:p text:style-name="P14"><text:span text:style-name="T7">notify();</text:span></text:p>
        </text:list-item>
        <text:list-item>
          <text:p text:style-name="P14"><text:span text:style-name="T7">notifyAll();</text:span></text:p>
        </text:list-item>
        <text:list-item>
          <text:p text:style-name="P14"><text:span text:style-name="T7">isInterrupted();</text:span></text:p>
        </text:list-item>
        <text:list-item>
          <text:p text:style-name="P14"><text:span text:style-name="T7">synchronized();</text:span></text:p>
        </text:list-item>
        <text:list-item>
          <text:p text:style-name="P14"><text:span text:style-name="T7">interrupt();</text:span></text:p>
        </text:list-item>
        <text:list-item>
          <text:p text:style-name="P14"><text:span text:style-name="T7">wait(long msecs);</text:span></text:p>
        </text:list-item>
        <text:list-item>
          <text:p text:style-name="P14"><text:span text:style-name="T7">sleep(long msecs);</text:span></text:p>
        </text:list-item>
        <text:list-item>
          <text:p text:style-name="P14"><text:span text:style-name="T7">yield();</text:span></text:p>
        </text:list-item>
      </text:list>
      <text:p text:style-name="P2"/>
      <text:p text:style-name="P3"><text:span text:style-name="T2">A.<text:tab/>1, 2, 4</text:span></text:p>
      <text:p text:style-name="P3"><text:span text:style-name="T2">B.<text:tab/>2, 4, 5</text:span></text:p>
      <text:p text:style-name="P3"><text:span text:style-name="T2">C.<text:tab/>1, 2, 6</text:span></text:p>
      <text:p text:style-name="P3"><text:span text:style-name="T2">D.<text:tab/>2, 3, 4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45:20.076000000</dc:date>
    <dc:creator>Ankita Khot</dc:creator>
    <meta:editing-duration>PT4S</meta:editing-duration>
    <meta:editing-cycles>1</meta:editing-cycles>
    <meta:document-statistic meta:table-count="0" meta:image-count="0" meta:object-count="0" meta:page-count="7" meta:paragraph-count="257" meta:word-count="877" meta:character-count="5903" meta:non-whitespace-character-count="4230"/>
  </office:meta>
</office:document-meta>
</file>